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Período</text:p>
          </table:table-cell>
          <table:table-cell office:value-type="string">
            <text:p>Ventas (Nº licencias)</text:p>
          </table:table-cell>
          <table:table-cell office:value-type="string">
            <text:p>Flujo</text:p>
          </table:table-cell>
          <table:table-cell/>
          <table:table-cell office:value-type="string">
            <text:p>VAN</text:p>
          </table:table-cell>
          <table:table-cell table:formula="of:=NPV(0.0527 ;[.C2:.C6] )" office:value-type="currency" office:currency="EUR" office:value="451.130649883079">
            <text:p>451,13 €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25393.63">
            <text:p>-25393,6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B3]*800" office:value-type="float" office:value="8000">
            <text:p>800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B4]*800" office:value-type="float" office:value="12000">
            <text:p>1200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B5]*800" office:value-type="float" office:value="6400">
            <text:p>640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6]*800" office:value-type="float" office:value="2400">
            <text:p>2400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10/06/2011</text:date>, <text:time>11:42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mediava </meta:initial-creator>
    <meta:creation-date>2011-06-08T16:25:53</meta:creation-date>
    <dc:date>2011-06-10T11:42:21</dc:date>
    <dc:creator>imediava </dc:creator>
    <meta:editing-duration>PT45M53S</meta:editing-duration>
    <meta:editing-cycles>2</meta:editing-cycles>
    <meta:generator>LibreOffice/3.3$Linux LibreOffice_project/330m19$Build-202</meta:generator>
    <meta:document-statistic meta:table-count="3" meta:cell-count="20" meta:object-count="0"/>
  </office:meta>
</office:document-meta>
</file>